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356" calcext:value-type="float">
            <text:p>51.3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5792" calcext:value-type="float">
            <text:p>51.6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9936</text:p>
          </table:table-cell>
          <table:table-cell office:value-type="string" calcext:value-type="string">
            <text:p>34N 27W 10AC:228393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